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spreking Buro N11 / HS Publicity</text:p>
      <text:p text:style-name="Standard"/>
      <text:p text:style-name="Standard">facturatie van projecten, hoe moet dat lopen. </text:p>
      <text:p text:style-name="Standard">Het is wenselijk om een uniek projectnummer te kunnen toevoegen.</text:p>
      <text:p text:style-name="Standard">Hoe dit toegevoegd/ opgevoerd moet worden, is nog niet besproken.</text:p>
      <text:p text:style-name="Standard"/>
      <text:p text:style-name="Standard">Een overzicht van nog te plannen is goed. Maar is op erg korte termijn</text:p>
      <text:p text:style-name="Standard">Er moet ook een overzicht komen van een jaar, zodat er gezien kan worden of er in juni nog genoeg tijd over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m </meta:initial-creator>
    <meta:creation-date>2012-03-19T12:35:31</meta:creation-date>
    <dc:date>2012-03-19T18:45:42</dc:date>
    <dc:creator>Bram </dc:creator>
    <meta:editing-duration>PT5H39M48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6" meta:word-count="70" meta:character-count="390" meta:non-whitespace-character-count="325"/>
  </office:meta>
</office:document-meta>
</file>